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Mincho" svg:font-family="'MS Mincho'" style:font-pitch="variable"/>
    <style:font-face style:name="MS Mincho1" svg:font-family="'MS Mincho', 'ＭＳ 明朝'" style:font-family-generic="modern"/>
    <style:font-face style:name="NSimSun" svg:font-family="NSimSun" style:font-family-generic="system" style:font-pitch="variable"/>
    <style:font-face style:name="OpenSymbol" svg:font-family="OpenSymbol, 'Arial Unicode MS'" style:font-pitch="variable"/>
    <style:font-face style:name="StarSymbol" svg:font-family="StarSymbol, 'Arial Unicode MS'"/>
    <style:font-face style:name="Symbol" svg:font-family="Symbol" style:font-family-generic="roman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6.912cm" fo:margin-left="-0.191cm" table:align="left" style:writing-mode="lr-tb"/>
    </style:style>
    <style:style style:name="Tableau1.A" style:family="table-column">
      <style:table-column-properties style:column-width="6.996cm"/>
    </style:style>
    <style:style style:name="Tableau1.B" style:family="table-column">
      <style:table-column-properties style:column-width="9.917cm"/>
    </style:style>
    <style:style style:name="Tableau1.1" style:family="table-row">
      <style:table-row-properties style:min-row-height="20.505cm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ing_20_2">
      <style:paragraph-properties fo:margin-top="0.423cm" fo:margin-bottom="0.106cm" style:contextual-spacing="false" style:snap-to-layout-grid="false"/>
      <style:text-properties officeooo:paragraph-rsid="00218261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PagePrincipaleCV_5f_Texte">
      <style:paragraph-properties fo:text-align="start" style:justify-single-word="false"/>
      <style:text-properties officeooo:paragraph-rsid="0030b67f"/>
    </style:style>
    <style:style style:name="P4" style:family="paragraph" style:parent-style-name="PagePrincipaleCV_5f_Texte">
      <style:paragraph-properties fo:text-align="start" style:justify-single-word="false"/>
    </style:style>
    <style:style style:name="P5" style:family="paragraph" style:parent-style-name="PagePrincipaleCV_5f_Texte">
      <style:paragraph-properties fo:text-align="start" style:justify-single-word="false"/>
      <style:text-properties style:font-name="Arial" officeooo:rsid="00240ac6" officeooo:paragraph-rsid="0030b67f" style:font-name-asian="Arial" style:font-name-complex="Arial"/>
    </style:style>
    <style:style style:name="P6" style:family="paragraph" style:parent-style-name="PagePrincipaleCV_5f_Texte">
      <style:paragraph-properties fo:text-align="start" style:justify-single-word="false"/>
      <style:text-properties style:font-name="Arial" officeooo:rsid="0030b67f" officeooo:paragraph-rsid="0030b67f" style:font-name-asian="Arial" style:font-name-complex="Arial"/>
    </style:style>
    <style:style style:name="P7" style:family="paragraph" style:parent-style-name="PagePrincipaleCV_5f_Texte">
      <style:paragraph-properties fo:text-align="start" style:justify-single-word="false"/>
      <style:text-properties officeooo:paragraph-rsid="00240ac6"/>
    </style:style>
    <style:style style:name="P8" style:family="paragraph" style:parent-style-name="Heading_20_2">
      <style:text-properties fo:font-size="13pt" fo:font-style="italic" officeooo:rsid="00218261" officeooo:paragraph-rsid="00218261" style:font-size-asian="13pt" style:font-style-asian="italic" style:font-size-complex="13pt" style:font-style-complex="italic"/>
    </style:style>
    <style:style style:name="P9" style:family="paragraph" style:parent-style-name="Text_20_body">
      <style:text-properties fo:font-size="6pt" style:font-size-asian="5.25pt" style:font-size-complex="6pt"/>
    </style:style>
    <style:style style:name="P10" style:family="paragraph" style:parent-style-name="PagePrincipaleCV_5f_Texte">
      <style:text-properties officeooo:paragraph-rsid="001e6ab3"/>
    </style:style>
    <style:style style:name="P11" style:family="paragraph" style:parent-style-name="Heading_20_2">
      <style:text-properties fo:font-size="13pt" fo:font-style="italic" style:font-size-asian="13pt" style:font-style-asian="italic" style:font-size-complex="13pt" style:font-style-complex="italic"/>
    </style:style>
    <style:style style:name="P12" style:family="paragraph" style:parent-style-name="Text_20_body">
      <style:text-properties fo:font-size="10pt" officeooo:paragraph-rsid="00218261" style:font-size-asian="10pt" style:font-size-complex="10pt"/>
    </style:style>
    <style:style style:name="P13" style:family="paragraph" style:parent-style-name="Heading_20_2">
      <style:paragraph-properties fo:margin-top="0.423cm" fo:margin-bottom="0.106cm" style:contextual-spacing="false" style:snap-to-layout-grid="false"/>
      <style:text-properties fo:font-size="13pt" fo:font-style="italic" style:font-size-asian="13pt" style:font-style-asian="italic" style:font-size-complex="13pt" style:font-style-complex="italic"/>
    </style:style>
    <style:style style:name="P14" style:family="paragraph" style:parent-style-name="Standard">
      <style:paragraph-properties fo:margin-left="0.639cm" fo:margin-right="0.004cm" fo:text-align="start" style:justify-single-word="false" fo:text-indent="0cm" style:auto-text-indent="false" style:snap-to-layout-grid="false"/>
      <style:text-properties officeooo:paragraph-rsid="0030b67f"/>
    </style:style>
    <style:style style:name="P15" style:family="paragraph" style:parent-style-name="Standard">
      <style:paragraph-properties fo:margin-left="0.639cm" fo:margin-right="0.004cm" fo:text-align="start" style:justify-single-word="false" fo:text-indent="0cm" style:auto-text-indent="false" style:snap-to-layout-grid="false"/>
      <style:text-properties fo:font-size="9pt" fo:font-style="normal" fo:font-weight="normal" officeooo:paragraph-rsid="0030b67f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paragraph-properties fo:margin-left="0.639cm" fo:margin-right="0.004cm" fo:text-align="start" style:justify-single-word="false" fo:text-indent="0cm" style:auto-text-indent="false" style:snap-to-layout-grid="false"/>
      <style:text-properties style:use-window-font-color="true" loext:opacity="0%" style:font-name="Verdana" fo:font-size="8pt" fo:language="en" fo:country="GB" fo:font-style="italic" fo:font-weight="normal" officeooo:rsid="001ff870" officeooo:paragraph-rsid="0030b67f" style:font-name-asian="Arial" style:font-size-asian="8pt" style:language-asian="zxx" style:country-asian="none" style:font-style-asian="italic" style:font-weight-asian="normal" style:font-name-complex="Verdana" style:font-size-complex="8pt" style:language-complex="ar" style:country-complex="SA" style:font-style-complex="italic" style:font-weight-complex="normal"/>
    </style:style>
    <style:style style:name="P17" style:family="paragraph" style:parent-style-name="Standard">
      <style:paragraph-properties fo:margin-left="0.639cm" fo:margin-right="0.004cm" fo:text-align="start" style:justify-single-word="false" fo:text-indent="0cm" style:auto-text-indent="false" style:snap-to-layout-grid="false"/>
      <style:text-properties fo:font-size="9pt" fo:font-style="normal" fo:font-weight="normal" officeooo:paragraph-rsid="001f466c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paragraph-properties fo:margin-left="0.639cm" fo:margin-right="0.004cm" fo:text-align="start" style:justify-single-word="false" fo:text-indent="0cm" style:auto-text-indent="false" style:snap-to-layout-grid="false"/>
      <style:text-properties fo:font-size="8pt" fo:font-style="italic" fo:font-weight="bold" officeooo:rsid="001ff870" officeooo:paragraph-rsid="001ff870" style:font-size-asian="8pt" style:font-style-asian="italic" style:font-weight-asian="bold" style:font-size-complex="8pt" style:font-style-complex="italic" style:font-weight-complex="bold"/>
    </style:style>
    <style:style style:name="P19" style:family="paragraph" style:parent-style-name="Standard">
      <style:paragraph-properties fo:margin-left="0.639cm" fo:margin-right="0.004cm" fo:text-align="start" style:justify-single-word="false" fo:text-indent="0cm" style:auto-text-indent="false" style:snap-to-layout-grid="false"/>
      <style:text-properties fo:font-size="6pt" officeooo:paragraph-rsid="001f466c" style:font-size-asian="5.25pt" style:font-size-complex="6pt"/>
    </style:style>
    <style:style style:name="P20" style:family="paragraph" style:parent-style-name="Standard">
      <style:paragraph-properties fo:margin-left="0.639cm" fo:margin-right="0.004cm" fo:text-align="start" style:justify-single-word="false" fo:text-indent="0cm" style:auto-text-indent="false" style:snap-to-layout-grid="false"/>
      <style:text-properties officeooo:paragraph-rsid="00240ac6"/>
    </style:style>
    <style:style style:name="P21" style:family="paragraph" style:parent-style-name="Standard">
      <style:paragraph-properties fo:margin-left="0.639cm" fo:margin-right="0.004cm" fo:text-align="start" style:justify-single-word="false" fo:text-indent="0cm" style:auto-text-indent="false" style:snap-to-layout-grid="false"/>
      <style:text-properties fo:font-style="normal" officeooo:paragraph-rsid="00226396" style:font-style-asian="normal" style:font-style-complex="normal"/>
    </style:style>
    <style:style style:name="P22" style:family="paragraph" style:parent-style-name="Standard">
      <style:paragraph-properties fo:margin-left="0.639cm" fo:margin-right="0.004cm" fo:text-align="start" style:justify-single-word="false" fo:text-indent="0cm" style:auto-text-indent="false" style:snap-to-layout-grid="false"/>
      <style:text-properties fo:font-size="8pt" fo:font-style="italic" officeooo:paragraph-rsid="00226396" style:font-size-asian="8pt" style:font-style-asian="italic" style:font-size-complex="8pt" style:font-style-complex="italic"/>
    </style:style>
    <style:style style:name="P23" style:family="paragraph" style:parent-style-name="Standard">
      <style:paragraph-properties fo:margin-left="0.639cm" fo:margin-right="0.004cm" fo:text-align="start" style:justify-single-word="false" fo:text-indent="0cm" style:auto-text-indent="false" style:snap-to-layout-grid="false"/>
      <style:text-properties fo:font-size="6pt" style:font-size-asian="5.25pt" style:font-size-complex="6pt"/>
    </style:style>
    <style:style style:name="P24" style:family="paragraph" style:parent-style-name="Standard">
      <style:paragraph-properties fo:margin-left="0.639cm" fo:margin-right="0.004cm" fo:text-align="justify" style:justify-single-word="false" fo:text-indent="0cm" style:auto-text-indent="false" style:snap-to-layout-grid="false"/>
      <style:text-properties officeooo:paragraph-rsid="00240ac6"/>
    </style:style>
    <style:style style:name="P25" style:family="paragraph" style:parent-style-name="Standard">
      <style:paragraph-properties fo:margin-left="0.639cm" fo:margin-right="0.004cm" fo:text-align="justify" style:justify-single-word="false" fo:text-indent="0cm" style:auto-text-indent="false" style:snap-to-layout-grid="false"/>
      <style:text-properties fo:font-style="normal" officeooo:paragraph-rsid="00226396" style:font-style-asian="normal" style:font-style-complex="normal"/>
    </style:style>
    <style:style style:name="P26" style:family="paragraph" style:parent-style-name="Standard">
      <style:paragraph-properties fo:margin-left="0.639cm" fo:margin-right="0.004cm" fo:text-align="justify" style:justify-single-word="false" fo:text-indent="0cm" style:auto-text-indent="false" style:snap-to-layout-grid="false"/>
      <style:text-properties fo:font-size="8pt" fo:font-style="italic" style:font-size-asian="8pt" style:font-style-asian="italic" style:font-size-complex="8pt" style:font-style-complex="italic"/>
    </style:style>
    <style:style style:name="P27" style:family="paragraph" style:parent-style-name="Standard">
      <style:paragraph-properties fo:margin-left="0.639cm" fo:margin-right="0.004cm" fo:text-align="justify" style:justify-single-word="false" fo:text-indent="0cm" style:auto-text-indent="false" style:snap-to-layout-grid="false"/>
      <style:text-properties style:font-name="Verdana" fo:font-size="6pt" fo:language="en" fo:country="GB" fo:font-weight="normal" style:font-size-asian="5.25pt" style:language-asian="zxx" style:country-asian="none" style:font-weight-asian="normal" style:font-name-complex="Verdana" style:font-size-complex="6pt" style:language-complex="ar" style:country-complex="SA" style:font-weight-complex="normal"/>
    </style:style>
    <style:style style:name="P28" style:family="paragraph" style:parent-style-name="Standard">
      <style:paragraph-properties fo:margin-left="0.639cm" fo:margin-right="0.004cm" fo:text-align="justify" style:justify-single-word="false" fo:text-indent="0cm" style:auto-text-indent="false" style:snap-to-layout-grid="false"/>
      <style:text-properties style:font-name="Verdana" fo:font-size="9pt" fo:language="en" fo:country="GB" fo:font-weight="normal" officeooo:paragraph-rsid="00226396" style:font-size-asian="9pt" style:language-asian="zxx" style:country-asian="none" style:font-weight-asian="normal" style:font-name-complex="Verdana" style:font-size-complex="9pt" style:language-complex="ar" style:country-complex="SA" style:font-weight-complex="normal"/>
    </style:style>
    <style:style style:name="P29" style:family="paragraph" style:parent-style-name="Standard">
      <style:paragraph-properties fo:margin-left="0.639cm" fo:margin-right="0.004cm" fo:text-align="justify" style:justify-single-word="false" fo:text-indent="0cm" style:auto-text-indent="false" style:snap-to-layout-grid="false"/>
      <style:text-properties style:font-name="Verdana" fo:font-size="8pt" fo:language="en" fo:country="GB" fo:font-style="italic" fo:font-weight="normal" officeooo:paragraph-rsid="00226396" style:font-size-asian="8pt" style:language-asian="zxx" style:country-asian="none" style:font-style-asian="italic" style:font-weight-asian="normal" style:font-name-complex="Verdana" style:font-size-complex="8pt" style:language-complex="ar" style:country-complex="SA" style:font-style-complex="italic" style:font-weight-complex="normal"/>
    </style:style>
    <style:style style:name="P30" style:family="paragraph" style:parent-style-name="Standard">
      <style:paragraph-properties fo:margin-left="0.639cm" fo:margin-right="0.004cm" fo:text-align="justify" style:justify-single-word="false" fo:text-indent="0cm" style:auto-text-indent="false" style:snap-to-layout-grid="false"/>
      <style:text-properties fo:font-size="8pt" fo:font-style="italic" officeooo:paragraph-rsid="00226396" style:font-size-asian="8pt" style:font-style-asian="italic" style:font-size-complex="8pt" style:font-style-complex="italic"/>
    </style:style>
    <style:style style:name="P31" style:family="paragraph" style:parent-style-name="Standard">
      <style:paragraph-properties fo:margin-left="0.639cm" fo:margin-right="0.004cm" fo:text-align="justify" style:justify-single-word="false" fo:text-indent="0cm" style:auto-text-indent="false"/>
      <style:text-properties fo:font-size="6pt" style:font-size-asian="5.25pt" style:font-size-complex="6pt"/>
    </style:style>
    <style:style style:name="P32" style:family="paragraph" style:parent-style-name="Standard">
      <style:paragraph-properties fo:margin-left="0.639cm" fo:margin-right="0.004cm" fo:text-align="justify" style:justify-single-word="false" fo:text-indent="0cm" style:auto-text-indent="false"/>
      <style:text-properties officeooo:paragraph-rsid="0025377a"/>
    </style:style>
    <style:style style:name="P33" style:family="paragraph" style:parent-style-name="Standard">
      <style:paragraph-properties fo:margin-left="0.639cm" fo:margin-right="0.004cm" fo:text-align="start" style:justify-single-word="false" fo:text-indent="0cm" style:auto-text-indent="false"/>
      <style:text-properties style:font-name="Verdana" fo:font-size="9pt" fo:language="en" fo:country="GB" fo:font-weight="normal" officeooo:paragraph-rsid="00240ac6" style:font-size-asian="9pt" style:language-asian="zxx" style:country-asian="none" style:font-weight-asian="normal" style:font-name-complex="Verdana" style:font-size-complex="9pt" style:language-complex="ar" style:country-complex="SA" style:font-weight-complex="normal"/>
    </style:style>
    <style:style style:name="P34" style:family="paragraph" style:parent-style-name="Standard">
      <style:paragraph-properties fo:margin-left="0.639cm" fo:margin-right="0.004cm" fo:text-align="start" style:justify-single-word="false" fo:text-indent="0cm" style:auto-text-indent="false"/>
      <style:text-properties style:font-name="Verdana" fo:font-size="8pt" fo:language="en" fo:country="GB" fo:font-style="italic" fo:font-weight="normal" officeooo:paragraph-rsid="00240ac6" style:font-size-asian="8pt" style:language-asian="zxx" style:country-asian="none" style:font-style-asian="italic" style:font-weight-asian="normal" style:font-name-complex="Verdana" style:font-size-complex="8pt" style:language-complex="ar" style:country-complex="SA" style:font-style-complex="italic" style:font-weight-complex="normal"/>
    </style:style>
    <style:style style:name="P35" style:family="paragraph" style:parent-style-name="Standard">
      <style:paragraph-properties fo:margin-left="0.639cm" fo:margin-right="0.004cm" fo:text-align="start" style:justify-single-word="false" fo:text-indent="0cm" style:auto-text-indent="false"/>
      <style:text-properties style:font-name="Verdana" fo:font-size="6pt" fo:language="en" fo:country="GB" fo:font-weight="normal" style:font-size-asian="5.25pt" style:language-asian="zxx" style:country-asian="none" style:font-weight-asian="normal" style:font-name-complex="Verdana" style:font-size-complex="6pt" style:language-complex="ar" style:country-complex="SA" style:font-weight-complex="normal"/>
    </style:style>
    <style:style style:name="P36" style:family="paragraph" style:parent-style-name="Standard">
      <style:paragraph-properties fo:margin-left="0.639cm" fo:margin-right="0.004cm" fo:text-align="justify" style:justify-single-word="false" fo:text-indent="0cm" style:auto-text-indent="false"/>
      <style:text-properties fo:font-size="9pt" officeooo:paragraph-rsid="0025377a" style:font-size-asian="9pt" style:font-size-complex="9pt"/>
    </style:style>
    <style:style style:name="P37" style:family="paragraph" style:parent-style-name="Standard">
      <style:paragraph-properties fo:margin-left="0.639cm" fo:margin-right="0.004cm" fo:text-align="justify" style:justify-single-word="false" fo:text-indent="0cm" style:auto-text-indent="false"/>
      <style:text-properties fo:font-size="8pt" officeooo:paragraph-rsid="0025377a" style:font-size-asian="8pt" style:font-size-complex="8pt"/>
    </style:style>
    <style:style style:name="P38" style:family="paragraph" style:parent-style-name="Standard">
      <style:paragraph-properties fo:margin-left="0.639cm" fo:margin-right="0.004cm" fo:text-align="justify" style:justify-single-word="false" fo:text-indent="0cm" style:auto-text-indent="false"/>
      <style:text-properties fo:font-size="9pt" style:font-size-asian="9pt" style:font-size-complex="9pt"/>
    </style:style>
    <style:style style:name="P39" style:family="paragraph" style:parent-style-name="PagePrincipaleCV_5f_Texte">
      <style:paragraph-properties fo:margin-left="0.639cm" fo:margin-right="0.004cm" fo:text-align="justify" style:justify-single-word="false" fo:text-indent="0cm" style:auto-text-indent="false"/>
      <style:text-properties style:font-name="Verdana" fo:font-size="9pt" officeooo:paragraph-rsid="0025377a" style:font-size-asian="9pt" style:font-name-complex="Verdana" style:font-size-complex="9pt"/>
    </style:style>
    <style:style style:name="P40" style:family="paragraph" style:parent-style-name="PagePrincipaleCV_5f_Texte">
      <style:paragraph-properties fo:margin-left="0.639cm" fo:margin-right="0.004cm" fo:text-align="justify" style:justify-single-word="false" fo:text-indent="0cm" style:auto-text-indent="false"/>
      <style:text-properties style:font-name="Verdana" fo:font-size="8pt" fo:font-style="italic" officeooo:paragraph-rsid="0025377a" style:font-size-asian="8pt" style:font-style-asian="italic" style:font-name-complex="Verdana" style:font-size-complex="8pt" style:font-style-complex="italic"/>
    </style:style>
    <style:style style:name="P41" style:family="paragraph" style:parent-style-name="PagePrincipaleCV_5f_Texte">
      <style:paragraph-properties fo:text-align="justify" style:justify-single-word="false"/>
      <style:text-properties officeooo:paragraph-rsid="0025377a"/>
    </style:style>
    <style:style style:name="P42" style:family="paragraph" style:parent-style-name="PagePrincipaleCV_5f_Texte">
      <style:paragraph-properties fo:text-align="justify" style:justify-single-word="false"/>
      <style:text-properties style:font-name="Verdana" fo:font-size="9pt" officeooo:paragraph-rsid="0025377a" style:font-size-asian="9pt" style:font-name-complex="Verdana" style:font-size-complex="9pt"/>
    </style:style>
    <style:style style:name="P43" style:family="paragraph" style:parent-style-name="PagePrincipaleCV_5f_Texte">
      <style:paragraph-properties fo:text-align="justify" style:justify-single-word="false"/>
      <style:text-properties style:font-name="Verdana" fo:font-size="8pt" officeooo:paragraph-rsid="0025377a" style:font-size-asian="8pt" style:font-name-complex="Verdana" style:font-size-complex="8pt"/>
    </style:style>
    <style:style style:name="P44" style:family="paragraph" style:parent-style-name="Text_20_body">
      <style:paragraph-properties fo:margin-left="0.635cm" fo:margin-right="0cm" fo:text-align="justify" style:justify-single-word="false" fo:text-indent="0cm" style:auto-text-indent="false"/>
      <style:text-properties officeooo:paragraph-rsid="0025377a"/>
    </style:style>
    <style:style style:name="P45" style:family="paragraph" style:parent-style-name="Text_20_body">
      <style:paragraph-properties fo:margin-left="0.635cm" fo:margin-right="0cm" fo:text-align="justify" style:justify-single-word="false" fo:text-indent="0cm" style:auto-text-indent="false"/>
      <style:text-properties fo:font-size="9pt" officeooo:paragraph-rsid="0027f877" style:font-size-asian="9pt" style:font-size-complex="9pt"/>
    </style:style>
    <style:style style:name="T1" style:family="text">
      <style:text-properties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 officeooo:rsid="00240ac6" style:font-name-asian="Arial" style:font-name-complex="Arial"/>
    </style:style>
    <style:style style:name="T4" style:family="text">
      <style:text-properties officeooo:rsid="001f466c"/>
    </style:style>
    <style:style style:name="T5" style:family="text">
      <style:text-properties officeooo:rsid="001e6ab3"/>
    </style:style>
    <style:style style:name="T6" style:family="text">
      <style:text-properties officeooo:rsid="00218261"/>
    </style:style>
    <style:style style:name="T7" style:family="text">
      <style:text-properties officeooo:rsid="00240ac6"/>
    </style:style>
    <style:style style:name="T8" style:family="text">
      <style:text-properties officeooo:rsid="00292d09"/>
    </style:style>
    <style:style style:name="T9" style:family="text">
      <style:text-properties officeooo:rsid="0030b67f"/>
    </style:style>
    <style:style style:name="T10" style:family="text">
      <style:text-properties fo:font-weight="bold" style:font-weight-asian="bold"/>
    </style:style>
    <style:style style:name="T11" style:family="text">
      <style:text-properties officeooo:rsid="001ff3bb"/>
    </style:style>
    <style:style style:name="T12" style:family="text">
      <style:text-properties fo:language="en" fo:country="GB" fo:font-weight="bold" style:font-weight-asian="bold"/>
    </style:style>
    <style:style style:name="T13" style:family="text">
      <style:text-properties fo:language="en" fo:country="GB"/>
    </style:style>
    <style:style style:name="T14" style:family="text">
      <style:text-properties fo:language="en" fo:country="GB" officeooo:rsid="001e6ab3"/>
    </style:style>
    <style:style style:name="T15" style:family="text">
      <style:text-properties fo:language="en" fo:country="GB" officeooo:rsid="00218261"/>
    </style:style>
    <style:style style:name="T16" style:family="text">
      <style:text-properties fo:language="en" fo:country="GB" officeooo:rsid="001f466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e6ab3" style:font-weight-asian="bold" style:font-weight-complex="bold"/>
    </style:style>
    <style:style style:name="T19" style:family="text">
      <style:text-properties officeooo:rsid="001ff870"/>
    </style:style>
    <style:style style:name="T20" style:family="text">
      <style:text-properties fo:font-style="italic" officeooo:rsid="001ff870" style:font-style-asian="italic" style:font-style-complex="italic"/>
    </style:style>
    <style:style style:name="T21" style:family="text">
      <style:text-properties style:use-window-font-color="true" loext:opacity="0%" style:font-name="Arial" fo:font-size="9pt" fo:language="en" fo:country="GB" fo:font-weight="normal" officeooo:rsid="00240ac6" style:font-name-asian="Arial" style:font-size-asian="9pt" style:language-asian="zxx" style:country-asian="none" style:font-weight-asian="normal" style:font-name-complex="Arial" style:font-size-complex="9pt" style:language-complex="ar" style:country-complex="SA" style:font-weight-complex="normal"/>
    </style:style>
    <style:style style:name="T22" style:family="text">
      <style:text-properties style:use-window-font-color="true" loext:opacity="0%" style:font-name="Arial" fo:font-size="9pt" fo:language="en" fo:country="GB" fo:font-weight="normal" officeooo:rsid="0030b67f" style:font-name-asian="Arial" style:font-size-asian="9pt" style:language-asian="zxx" style:country-asian="none" style:font-weight-asian="normal" style:font-name-complex="Arial" style:font-size-complex="9pt" style:language-complex="ar" style:country-complex="SA" style:font-weight-complex="normal"/>
    </style:style>
    <style:style style:name="T23" style:family="text">
      <style:text-properties style:font-name="Verdana" fo:font-size="9pt" fo:language="en" fo:country="GB" fo:font-weight="normal" style:font-size-asian="9pt" style:language-asian="zxx" style:country-asian="none" style:font-weight-asian="normal" style:font-name-complex="Verdana" style:font-size-complex="9pt" style:language-complex="ar" style:country-complex="SA" style:font-weight-complex="normal"/>
    </style:style>
    <style:style style:name="T24" style:family="text">
      <style:text-properties style:font-name="Verdana" fo:font-size="9pt" fo:language="en" fo:country="GB" fo:font-weight="normal" officeooo:rsid="00218261" style:font-size-asian="9pt" style:language-asian="zxx" style:country-asian="none" style:font-weight-asian="normal" style:font-name-complex="Verdana" style:font-size-complex="9pt" style:language-complex="ar" style:country-complex="SA" style:font-weight-complex="normal"/>
    </style:style>
    <style:style style:name="T25" style:family="text">
      <style:text-properties style:font-name="Verdana" fo:font-size="9pt" fo:language="en" fo:country="GB" fo:font-weight="normal" officeooo:rsid="0030b67f" style:font-size-asian="9pt" style:language-asian="zxx" style:country-asian="none" style:font-weight-asian="normal" style:font-name-complex="Verdana" style:font-size-complex="9pt" style:language-complex="ar" style:country-complex="SA" style:font-weight-complex="normal"/>
    </style:style>
    <style:style style:name="T26" style:family="text">
      <style:text-properties style:font-name="Verdana" fo:font-size="9pt" fo:language="en" fo:country="GB" fo:font-weight="bold" officeooo:rsid="001f466c" style:font-size-asian="9pt" style:language-asian="zxx" style:country-asian="none" style:font-weight-asian="bold" style:font-name-complex="Verdana" style:font-size-complex="9pt" style:language-complex="ar" style:country-complex="SA" style:font-weight-complex="bold"/>
    </style:style>
    <style:style style:name="T27" style:family="text">
      <style:text-properties style:font-name="Verdana" fo:language="fr" fo:country="FR" officeooo:rsid="0030b67f" style:language-asian="zxx" style:country-asian="none" style:font-name-complex="Verdana" style:language-complex="ar" style:country-complex="SA"/>
    </style:style>
    <style:style style:name="T28" style:family="text">
      <style:text-properties style:font-name="Verdana" fo:language="en" fo:country="GB" officeooo:rsid="001f466c" style:language-asian="zxx" style:country-asian="none" style:font-name-complex="Verdana" style:language-complex="ar" style:country-complex="SA"/>
    </style:style>
    <style:style style:name="T29" style:family="text">
      <style:text-properties style:font-name="Verdana" fo:language="en" fo:country="GB" officeooo:rsid="0030b67f" style:language-asian="zxx" style:country-asian="none" style:font-name-complex="Verdana" style:language-complex="ar" style:country-complex="SA"/>
    </style:style>
    <style:style style:name="T30" style:family="text">
      <style:text-properties style:use-window-font-color="true" loext:opacity="0%" style:font-name="Verdana" fo:font-size="8pt" fo:language="en" fo:country="GB" fo:font-style="italic" fo:font-weight="bold" officeooo:rsid="00218261" style:font-name-asian="Arial" style:font-size-asian="8pt" style:language-asian="zxx" style:country-asian="none" style:font-style-asian="italic" style:font-weight-asian="bold" style:font-name-complex="Verdana" style:font-size-complex="8pt" style:language-complex="ar" style:country-complex="SA" style:font-style-complex="italic" style:font-weight-complex="bold"/>
    </style:style>
    <style:style style:name="T31" style:family="text">
      <style:text-properties style:use-window-font-color="true" loext:opacity="0%" style:font-name="Verdana" fo:font-size="8pt" fo:language="en" fo:country="GB" fo:font-style="italic" fo:font-weight="normal" officeooo:rsid="0030b67f" style:font-name-asian="Arial" style:font-size-asian="8pt" style:language-asian="zxx" style:country-asian="none" style:font-style-asian="italic" style:font-weight-asian="normal" style:font-name-complex="Verdana" style:font-size-complex="8pt" style:language-complex="ar" style:country-complex="SA" style:font-style-complex="italic" style:font-weight-complex="normal"/>
    </style:style>
    <style:style style:name="T32" style:family="text">
      <style:text-properties style:use-window-font-color="true" loext:opacity="0%" style:font-name="Verdana" fo:font-size="8pt" fo:language="en" fo:country="GB" fo:font-style="italic" fo:font-weight="normal" officeooo:rsid="001ff870" style:font-name-asian="Arial" style:font-size-asian="8pt" style:language-asian="zxx" style:country-asian="none" style:font-style-asian="italic" style:font-weight-asian="normal" style:font-name-complex="Verdana" style:font-size-complex="8pt" style:language-complex="ar" style:country-complex="SA" style:font-style-complex="italic" style:font-weight-complex="normal"/>
    </style:style>
    <style:style style:name="T33" style:family="text">
      <style:text-properties style:use-window-font-color="true" loext:opacity="0%" style:font-name="Verdana" fo:font-size="9pt" fo:language="en" fo:country="GB" fo:font-weight="normal" style:font-name-asian="Times New Roman" style:font-size-asian="9pt" style:language-asian="zxx" style:country-asian="none" style:font-weight-asian="normal" style:font-name-complex="Verdana" style:font-size-complex="9pt" style:language-complex="ar" style:country-complex="SA" style:font-weight-complex="normal"/>
    </style:style>
    <style:style style:name="T34" style:family="text">
      <style:text-properties style:use-window-font-color="true" loext:opacity="0%" style:font-name="Verdana" fo:font-size="9pt" fo:language="en" fo:country="GB" fo:font-weight="normal" officeooo:rsid="00218261" style:font-name-asian="Times New Roman" style:font-size-asian="9pt" style:language-asian="zxx" style:country-asian="none" style:font-weight-asian="normal" style:font-name-complex="Verdana" style:font-size-complex="9pt" style:language-complex="ar" style:country-complex="SA" style:font-weight-complex="normal"/>
    </style:style>
    <style:style style:name="T35" style:family="text">
      <style:text-properties style:font-name="Verdana" fo:font-size="9pt" fo:language="en" fo:country="GB" fo:font-weight="normal" officeooo:rsid="002b8dd4" style:font-size-asian="9pt" style:language-asian="zxx" style:country-asian="none" style:font-weight-asian="normal" style:font-name-complex="Verdana" style:font-size-complex="9pt" style:language-complex="ar" style:country-complex="SA" style:font-weight-complex="normal"/>
    </style:style>
    <style:style style:name="T36" style:family="text">
      <style:text-properties style:font-name="Verdana" fo:language="fr" fo:country="FR" officeooo:rsid="001f466c" style:language-asian="zxx" style:country-asian="none" style:font-name-complex="Verdana" style:language-complex="ar" style:country-complex="SA"/>
    </style:style>
    <style:style style:name="T37" style:family="text">
      <style:text-properties style:font-name="Verdana" fo:language="en" fo:country="GB" officeooo:rsid="00218261" style:language-asian="zxx" style:country-asian="none" style:font-name-complex="Verdana" style:language-complex="ar" style:country-complex="SA"/>
    </style:style>
    <style:style style:name="T38" style:family="text">
      <style:text-properties style:font-name="Verdana" fo:language="en" fo:country="GB" style:language-asian="zxx" style:country-asian="none" style:font-name-complex="Verdana" style:language-complex="ar" style:country-complex="SA"/>
    </style:style>
    <style:style style:name="T39" style:family="text">
      <style:text-properties style:font-name="Verdana" fo:language="en" fo:country="GB" fo:font-weight="normal" style:language-asian="zxx" style:country-asian="none" style:font-weight-asian="normal" style:font-name-complex="Verdana" style:language-complex="ar" style:country-complex="SA" style:font-weight-complex="normal"/>
    </style:style>
    <style:style style:name="T40" style:family="text">
      <style:text-properties style:use-window-font-color="true" loext:opacity="0%" style:font-name="Verdana" fo:language="en" fo:country="GB" fo:font-weight="normal" style:font-name-asian="Times New Roman" style:language-asian="zxx" style:country-asian="none" style:font-weight-asian="normal" style:font-name-complex="Verdana" style:language-complex="ar" style:country-complex="SA" style:font-weight-complex="normal"/>
    </style:style>
    <style:style style:name="T41" style:family="text">
      <style:text-properties style:font-name="Verdana" fo:font-size="9pt" fo:language="en" fo:country="GB" fo:font-weight="bold" style:font-size-asian="9pt" style:language-asian="zxx" style:country-asian="none" style:font-weight-asian="bold" style:font-name-complex="Verdana" style:font-size-complex="9pt" style:language-complex="ar" style:country-complex="SA" style:font-weight-complex="bold"/>
    </style:style>
    <style:style style:name="T42" style:family="text">
      <style:text-properties style:font-name="Verdana" fo:font-size="9pt" fo:language="en" fo:country="GB" fo:font-weight="normal" officeooo:rsid="001ff870" style:font-size-asian="9pt" style:language-asian="zxx" style:country-asian="none" style:font-weight-asian="normal" style:font-name-complex="Verdana" style:font-size-complex="9pt" style:language-complex="ar" style:country-complex="SA" style:font-weight-complex="normal"/>
    </style:style>
    <style:style style:name="T43" style:family="text">
      <style:text-properties style:use-window-font-color="true" loext:opacity="0%" style:font-name="Verdana" fo:font-size="9pt" fo:language="fr" fo:country="FR" fo:font-weight="normal" style:font-name-asian="Times New Roman" style:font-size-asian="9pt" style:language-asian="zxx" style:country-asian="none" style:font-weight-asian="normal" style:font-name-complex="Verdana" style:font-size-complex="9pt" style:language-complex="ar" style:country-complex="SA" style:font-weight-complex="normal"/>
    </style:style>
    <style:style style:name="T44" style:family="text">
      <style:text-properties style:font-name="Verdana" fo:font-size="9pt" fo:language="fr" fo:country="FR" fo:font-weight="normal" style:font-size-asian="9pt" style:language-asian="zxx" style:country-asian="none" style:font-weight-asian="normal" style:font-name-complex="Verdana" style:font-size-complex="9pt" style:language-complex="ar" style:country-complex="SA" style:font-weight-complex="normal"/>
    </style:style>
    <style:style style:name="T45" style:family="text">
      <style:text-properties style:font-name="Verdana" fo:language="en" fo:country="GB" fo:font-weight="bold" officeooo:rsid="00218261" style:language-asian="zxx" style:country-asian="none" style:font-weight-asian="bold" style:font-name-complex="Verdana" style:language-complex="ar" style:country-complex="SA" style:font-weight-complex="bold"/>
    </style:style>
    <style:style style:name="T46" style:family="text">
      <style:text-properties style:font-name="Verdana" fo:language="en" fo:country="GB" fo:font-weight="bold" style:language-asian="zxx" style:country-asian="none" style:font-weight-asian="bold" style:font-name-complex="Verdana" style:language-complex="ar" style:country-complex="SA" style:font-weight-complex="bold"/>
    </style:style>
    <style:style style:name="T47" style:family="text">
      <style:text-properties style:use-window-font-color="true" loext:opacity="0%" style:font-name="Verdana" fo:language="en" fo:country="GB" fo:font-weight="normal" officeooo:rsid="001ff870" style:font-name-asian="Times New Roman" style:language-asian="zxx" style:country-asian="none" style:font-weight-asian="normal" style:font-name-complex="Verdana" style:language-complex="ar" style:country-complex="SA" style:font-weight-complex="normal"/>
    </style:style>
    <style:style style:name="T48" style:family="text">
      <style:text-properties style:use-window-font-color="true" loext:opacity="0%" style:font-name="Verdana" fo:language="en" fo:country="GB" fo:font-weight="normal" officeooo:rsid="00218261" style:font-name-asian="Times New Roman" style:language-asian="zxx" style:country-asian="none" style:font-weight-asian="normal" style:font-name-complex="Verdana" style:language-complex="ar" style:country-complex="SA" style:font-weight-complex="normal"/>
    </style:style>
    <style:style style:name="T49" style:family="text">
      <style:text-properties style:font-name="Arial" fo:font-size="9pt" fo:language="en" fo:country="GB" fo:font-weight="normal" officeooo:rsid="00240ac6" style:font-name-asian="Arial" style:font-size-asian="9pt" style:language-asian="zxx" style:country-asian="none" style:font-weight-asian="normal" style:font-name-complex="Arial" style:font-size-complex="9pt" style:language-complex="ar" style:country-complex="SA" style:font-weight-complex="normal"/>
    </style:style>
    <style:style style:name="T50" style:family="text">
      <style:text-properties style:font-name="Verdana" fo:font-size="9pt" fo:language="en" fo:country="GB" fo:font-weight="normal" officeooo:rsid="00226396" style:font-size-asian="9pt" style:language-asian="zxx" style:country-asian="none" style:font-weight-asian="normal" style:font-name-complex="Verdana" style:font-size-complex="9pt" style:language-complex="ar" style:country-complex="SA" style:font-weight-complex="normal"/>
    </style:style>
    <style:style style:name="T51" style:family="text">
      <style:text-properties style:font-name="Verdana" fo:language="en" fo:country="GB" fo:font-weight="normal" officeooo:rsid="00226396" style:language-asian="zxx" style:country-asian="none" style:font-weight-asian="normal" style:font-name-complex="Verdana" style:language-complex="ar" style:country-complex="SA" style:font-weight-complex="normal"/>
    </style:style>
    <style:style style:name="T52" style:family="text">
      <style:text-properties fo:font-style="normal" officeooo:rsid="00226396" style:font-style-asian="normal" style:font-style-complex="normal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2f0018" style:font-style-asian="normal" style:font-style-complex="normal"/>
    </style:style>
    <style:style style:name="T55" style:family="text">
      <style:text-properties fo:language="fr" fo:country="FR" fo:font-style="normal" style:font-style-asian="normal" style:font-style-complex="normal"/>
    </style:style>
    <style:style style:name="T56" style:family="text">
      <style:text-properties fo:font-weight="bold" officeooo:rsid="00226396" style:font-weight-asian="bold" style:font-weight-complex="bold"/>
    </style:style>
    <style:style style:name="T57" style:family="text">
      <style:text-properties officeooo:rsid="00226396"/>
    </style:style>
    <style:style style:name="T58" style:family="text">
      <style:text-properties style:font-name="Verdana" fo:font-size="9pt" fo:language="fr" fo:country="FR" fo:font-weight="normal" officeooo:rsid="00226396" style:font-size-asian="9pt" style:language-asian="zxx" style:country-asian="none" style:font-weight-asian="normal" style:font-name-complex="Verdana" style:font-size-complex="9pt" style:language-complex="ar" style:country-complex="SA" style:font-weight-complex="normal"/>
    </style:style>
    <style:style style:name="T59" style:family="text">
      <style:text-properties style:font-name="Verdana" fo:language="en" fo:country="GB" fo:font-weight="bold" officeooo:rsid="00226396" style:language-asian="zxx" style:country-asian="none" style:font-weight-asian="bold" style:font-name-complex="Verdana" style:language-complex="ar" style:country-complex="SA" style:font-weight-complex="bold"/>
    </style:style>
    <style:style style:name="T60" style:family="text">
      <style:text-properties style:font-name="Verdana" fo:font-size="9pt" fo:language="en" fo:country="GB" fo:font-weight="bold" officeooo:rsid="00218261" style:font-size-asian="9pt" style:language-asian="zxx" style:country-asian="none" style:font-weight-asian="bold" style:font-name-complex="Verdana" style:font-size-complex="9pt" style:language-complex="ar" style:country-complex="SA" style:font-weight-complex="bold"/>
    </style:style>
    <style:style style:name="T61" style:family="text">
      <style:text-properties style:font-name="Verdana" fo:font-size="9pt" fo:language="en" fo:country="GB" fo:font-weight="normal" officeooo:rsid="0025377a" style:font-size-asian="9pt" style:language-asian="zxx" style:country-asian="none" style:font-weight-asian="normal" style:font-name-complex="Verdana" style:font-size-complex="9pt" style:language-complex="ar" style:country-complex="SA" style:font-weight-complex="normal"/>
    </style:style>
    <style:style style:name="T62" style:family="text">
      <style:text-properties fo:font-style="normal" officeooo:rsid="00218261" style:font-style-asian="normal" style:font-style-complex="normal"/>
    </style:style>
    <style:style style:name="T63" style:family="text">
      <style:text-properties style:font-name="Arial" fo:font-size="9pt" fo:font-weight="normal" officeooo:rsid="00240ac6" style:font-name-asian="Arial" style:font-size-asian="9pt" style:font-weight-asian="normal" style:font-name-complex="Arial" style:font-size-complex="9pt" style:font-weight-complex="normal"/>
    </style:style>
    <style:style style:name="T64" style:family="text">
      <style:text-properties fo:font-size="9pt" fo:font-weight="normal" style:font-size-asian="9pt" style:font-weight-asian="normal" style:font-size-complex="9pt" style:font-weight-complex="normal"/>
    </style:style>
    <style:style style:name="T65" style:family="text">
      <style:text-properties fo:font-size="9pt" fo:font-weight="bold" style:font-size-asian="9pt" style:font-weight-asian="bold" style:font-size-complex="9pt" style:font-weight-complex="bold"/>
    </style:style>
    <style:style style:name="T66" style:family="text">
      <style:text-properties fo:font-style="italic" fo:font-weight="bold" officeooo:rsid="0025377a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style:font-style-asian="italic" style:font-weight-asian="bold" style:font-style-complex="italic" style:font-weight-complex="bold"/>
    </style:style>
    <style:style style:name="T68" style:family="text">
      <style:text-properties style:font-name="Arial" fo:font-size="9pt" fo:font-weight="bold" officeooo:rsid="00240ac6" style:font-name-asian="Arial" style:font-size-asian="9pt" style:font-weight-asian="bold" style:font-name-complex="Arial" style:font-size-complex="9pt" style:font-weight-complex="bold"/>
    </style:style>
    <style:style style:name="T69" style:family="text">
      <style:text-properties fo:font-size="9pt" fo:font-weight="bold" officeooo:rsid="0025377a" style:font-size-asian="9pt" style:font-weight-asian="bold" style:font-size-complex="9pt" style:font-weight-complex="bold"/>
    </style:style>
    <style:style style:name="T70" style:family="text">
      <style:text-properties officeooo:rsid="002664e6"/>
    </style:style>
    <style:style style:name="T71" style:family="text">
      <style:text-properties officeooo:rsid="0027f877"/>
    </style:style>
    <style:style style:name="T72" style:family="text">
      <style:text-properties fo:font-weight="bold" officeooo:rsid="0025377a" style:font-weight-asian="bold" style:font-weight-complex="bold"/>
    </style:style>
    <style:style style:name="T73" style:family="text">
      <style:text-properties style:font-name="Verdana" fo:font-size="9pt" fo:font-weight="normal" style:font-size-asian="9pt" style:font-weight-asian="normal" style:font-name-complex="Verdana" style:font-size-complex="9pt" style:font-weight-complex="normal"/>
    </style:style>
    <style:style style:name="T74" style:family="text">
      <style:text-properties style:font-name="Verdana" fo:font-size="9pt" fo:font-weight="bold" style:font-size-asian="9pt" style:font-weight-asian="bold" style:font-name-complex="Verdana" style:font-size-complex="9pt" style:font-weight-complex="bold"/>
    </style:style>
    <style:style style:name="T75" style:family="text">
      <style:text-properties fo:font-size="9pt" style:font-size-asian="9pt" style:font-size-complex="9pt"/>
    </style:style>
    <style:style style:name="T76" style:family="text">
      <style:text-properties fo:font-size="8pt" fo:font-style="italic" fo:font-weight="bold" officeooo:rsid="0025377a" style:font-size-asian="8pt" style:font-style-asian="italic" style:font-weight-asian="bold" style:font-size-complex="8pt" style:font-style-complex="italic" style:font-weight-complex="bold"/>
    </style:style>
    <style:style style:name="T77" style:family="text">
      <style:text-properties fo:font-size="8pt" fo:font-style="italic" style:font-size-asian="8pt" style:font-style-asian="italic" style:font-size-complex="8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h text:style-name="P1" text:outline-level="2"><text:span text:style-name="T1">Compétences</text:span><text:span text:style-name="T2"> </text:span></text:h>
            <text:p text:style-name="P2"/>
            <text:p text:style-name="P3"><text:span text:style-name="T3">►</text:span> <text:span text:style-name="T4">Spécification, </text:span><text:span text:style-name="T5">Architecture, </text:span>Conception, <text:span text:style-name="T4">développement, </text:span><text:span text:style-name="T6">tests, </text:span><text:span text:style-name="T4">déploiement</text:span>, maintenance applicative</text:p>
            <text:p text:style-name="P4"/>
            <text:p text:style-name="P5">► </text:p>
            <text:p text:style-name="P5"/>
            <text:p text:style-name="P6"><text:span text:style-name="T7">► </text:span>Développement assisté par IA.</text:p>
            <text:p text:style-name="P6"/>
            <text:p text:style-name="P7"><text:span text:style-name="T3">► </text:span>Gestion de projet et encadrement d’équipe en locale et offshore.</text:p>
            <text:p text:style-name="P4"/>
            <text:p text:style-name="P7"><text:span text:style-name="T3">►</text:span> Conseil et Formation <text:span text:style-name="T8">en </text:span><text:span text:style-name="T9">IA et </text:span><text:span text:style-name="T6">architecture logiciel.</text:span></text:p>
            <text:p text:style-name="P4"/>
            <text:p text:style-name="P7"><text:span text:style-name="T3">►</text:span> Gestion de la relation client, <text:span text:style-name="T7">Travail en équipe.</text:span></text:p>
            <text:h text:style-name="P8" text:outline-level="2">Outils</text:h>
            <text:p text:style-name="P9"/>
            <text:p text:style-name="PagePrincipaleCV_5f_Texte"><text:span text:style-name="T10">LANGAGES :</text:span> C#, <text:span text:style-name="T4">Gherkin, </text:span>SQL, <text:span text:style-name="T5">Angular</text:span>, <text:span text:style-name="T5">Typescript, </text:span><text:span text:style-name="T11">RESTful,HTML</text:span></text:p>
            <text:p text:style-name="PagePrincipaleCV_5f_Texte"/>
            <text:p text:style-name="PagePrincipaleCV_5f_Texte"><text:span text:style-name="T12">EDI :</text:span><text:span text:style-name="T13"> Visual Studio 20</text:span><text:span text:style-name="T14">22, </text:span><text:span text:style-name="T15">VS Code</text:span></text:p>
            <text:p text:style-name="PagePrincipaleCV_5f_Texte"><text:span text:style-name="T15"/></text:p>
            <text:p text:style-name="P10"><text:span text:style-name="T12">METHODES :</text:span><text:span text:style-name="T13"> </text:span><text:span text:style-name="T16">DDD, BDD, TDD, CQRS, Clean&amp;Hexagonal </text:span><text:span text:style-name="T15">Archi</text:span><text:span text:style-name="T16">, </text:span><text:span text:style-name="T13">SCRUM, UML.</text:span></text:p>
            <text:p text:style-name="P10"><text:span text:style-name="T13"/></text:p>
            <text:p text:style-name="PagePrincipaleCV_5f_Texte"><text:span text:style-name="T10">SGBD : </text:span>Microsoft SQL Server, Oracle, MSDE, SQL Express, Access, Interbase</text:p>
            <text:p text:style-name="P10"><text:span text:style-name="T10">Gestion de configuration :</text:span> <text:span text:style-name="T5">Git, </text:span>WinCVS, SVN</text:p>
            <text:h text:style-name="P11" text:outline-level="2">Langues</text:h>
            <text:p text:style-name="P9"/>
            <text:p text:style-name="P12"><text:span text:style-name="T6">Français et </text:span>Anglais (couramment à l’oral et à l'écrit)</text:p>
            <text:h text:style-name="P11" text:outline-level="2">Formations</text:h>
            <text:p text:style-name="P2"/>
            <text:p text:style-name="Standard"><text:span text:style-name="T17">202</text:span><text:span text:style-name="T18">2</text:span><text:span text:style-name="T17"> </text:span>: <text:span text:style-name="T19">(</text:span><text:span text:style-name="T2">A l'étude</text:span><text:span text:style-name="T20">) </text:span>VAE Bac+5 Informatique</text:p>
            <text:p text:style-name="Standard"><text:span text:style-name="T17">1999-2000 </text:span>: DUT informatique (IUT Dijon)</text:p>
            <text:p text:style-name="Standard"><text:span text:style-name="T17">1996-1998</text:span> : DEUG A (sciences MIAS : maths, physique, <text:soft-page-break/>informatique, anglais) (UFR Dijon).</text:p>
            <text:p text:style-name="Standard"><text:span text:style-name="T17">1995</text:span> : Bac S (option maths).</text:p>
          </table:table-cell>
          <table:table-cell table:style-name="Tableau1.A1" office:value-type="string">
            <text:h text:style-name="P13" text:outline-level="2"><text:s/>Expériences professionnelles</text:h>
            <text:p text:style-name="P14"><text:span text:style-name="T21">► </text:span><text:span text:style-name="T22">Mars</text:span><text:span text:style-name="T23"> 20</text:span><text:span text:style-name="T24">2</text:span><text:span text:style-name="T25">4</text:span><text:span text:style-name="T23"> – </text:span><text:span text:style-name="T25">Jan. 2026</text:span><text:span text:style-name="T23">: </text:span><text:span text:style-name="T26">STUDI</text:span></text:p>
            <text:p text:style-name="P15"><text:span text:style-name="T27">L</text:span><text:span text:style-name="T28">ead </text:span><text:span text:style-name="T29">AI Engineer</text:span><text:span text:style-name="T28">, </text:span><text:span text:style-name="T29">Chatbot &amp; Callbot IA</text:span></text:p>
            <text:p text:style-name="P14"><text:span text:style-name="T30"># : </text:span><text:span text:style-name="T31">API, RAG, Agents : Cursor, Claude code, Python, React</text:span><text:span text:style-name="T32">, </text:span><text:span text:style-name="T31">Langchain, LangGraph, Langfuse</text:span><text:span text:style-name="T32">, </text:span><text:span text:style-name="T31">RAGAs, SQLAchemy, PostgreSQL, MCP, Google ADK, Git</text:span><text:span text:style-name="T32">.</text:span></text:p>
            <text:p text:style-name="P16"/>
            <text:p text:style-name="P14"><text:span text:style-name="T21">► </text:span><text:span text:style-name="T33">J</text:span><text:span text:style-name="T34">uil</text:span><text:span text:style-name="T23">. 20</text:span><text:span text:style-name="T24">20</text:span><text:span text:style-name="T23"> – </text:span><text:span text:style-name="T35">Dec</text:span><text:span text:style-name="T23">. 202</text:span><text:span text:style-name="T24">2</text:span><text:span text:style-name="T23">: </text:span><text:span text:style-name="T26">STUDI</text:span></text:p>
            <text:p text:style-name="P17"><text:span text:style-name="T36">Architecte</text:span><text:span text:style-name="T28"> et lead tech fullstack, site web e-learning</text:span></text:p>
            <text:p text:style-name="P18"><text:span text:style-name="T37"># :</text:span><text:span text:style-name="T38"> </text:span><text:span text:style-name="T39">C#, .NET Core, EF, DDD, BDD, CQRS, Mediatr, Polly, Xunit, SQL Server, Angular, Typescript, HTML, css, Git, Jira, Octopus, Scrum, Gherkin, Specflow, Moq.</text:span></text:p>
            <text:p text:style-name="P19"><text:span text:style-name="T40"/></text:p>
            <text:p text:style-name="P20"><text:span text:style-name="T21">► </text:span><text:span text:style-name="T33">Jan</text:span><text:span text:style-name="T23">. 2019 – Juil. 2020:</text:span><text:span text:style-name="T41"> KALISYS</text:span></text:p>
            <text:p text:style-name="P21"><text:span text:style-name="T23">Développe</text:span><text:span text:style-name="T42">ur, </text:span><text:span text:style-name="T43">applicatif</text:span><text:span text:style-name="T33"> de gestion de portefeuilles et </text:span><text:span text:style-name="T23">de </text:span><text:span text:style-name="T44">stratégies</text:span><text:span text:style-name="T23"> de trading</text:span></text:p>
            <text:p text:style-name="P22"><text:span text:style-name="T45"># </text:span><text:span text:style-name="T46">:</text:span><text:span text:style-name="T39"> VS 2019, </text:span><text:span text:style-name="T40">C#, SQL Server, </text:span><text:span text:style-name="T47">UML, </text:span><text:span text:style-name="T48">Angular, </text:span><text:span text:style-name="T47">Git</text:span><text:span text:style-name="T39">.</text:span></text:p>
            <text:p text:style-name="P23"><text:span text:style-name="T39"/></text:p>
            <text:p text:style-name="P24"><text:span text:style-name="T49">► </text:span><text:span text:style-name="T23">Mai 2014 - Nov. 201</text:span><text:span text:style-name="T50">8</text:span><text:span text:style-name="T23"> : </text:span><text:span text:style-name="T41">KALISYS</text:span></text:p>
            <text:p text:style-name="P25"><text:span text:style-name="T23">Conception et développement d’une solution d’auto-matisation de stratégies de trading en MQL5 et API </text:span><text:span text:style-name="T50">extraction conceptuelle</text:span><text:span text:style-name="T23"> </text:span><text:span text:style-name="T50">du </text:span><text:span text:style-name="T23">langague naturel</text:span></text:p>
            <text:p text:style-name="P26"><text:span text:style-name="T45">#</text:span><text:span text:style-name="T46"> :</text:span><text:span text:style-name="T39"> VS 2015, C# et MQL </text:span><text:span text:style-name="T51">4&amp;5, TensorFlow</text:span><text:span text:style-name="T39">.</text:span></text:p>
            <text:p text:style-name="P27"/>
            <text:p text:style-name="P24"><text:span text:style-name="T49">► </text:span><text:span text:style-name="T23">Jan. 2011–Juin 2013 : </text:span><text:span text:style-name="T41">Schneider Electric</text:span></text:p>
            <text:p text:style-name="P28"><text:span text:style-name="T52">Lead tech puis </text:span><text:span text:style-name="T53">Scrum master </text:span><text:span text:style-name="T54">d’une équipe </text:span><text:span text:style-name="T52">agile, </text:span><text:span text:style-name="T53">application de </text:span><text:span text:style-name="T55">modélisation</text:span><text:span text:style-name="T53"> de sous-stations </text:span><text:span text:style-name="T55">électrique</text:span></text:p>
            <text:p text:style-name="P29"><text:span text:style-name="T56"># :</text:span><text:span text:style-name="T57"> </text:span>SCRUM, C#, WPF, redmine, tortoise SVN, <text:span text:style-name="T57">BDD, </text:span>Nunit, Mo<text:span text:style-name="T57">q</text:span>, SQL Server.</text:p>
            <text:p text:style-name="P27"/>
            <text:p text:style-name="P24"><text:span text:style-name="T49">► </text:span><text:span text:style-name="T23">Juil. 2010 - Dec. 2010 : </text:span><text:span text:style-name="T41">KALISYS</text:span></text:p>
            <text:p text:style-name="P25"><text:span text:style-name="T23">Conception et développement, site web riche, espace client, </text:span><text:span text:style-name="T58">règlements</text:span><text:span text:style-name="T23"> et </text:span><text:span text:style-name="T50">GED</text:span><text:span text:style-name="T23">. </text:span></text:p>
            <text:p text:style-name="P30"><text:span text:style-name="T59">#</text:span><text:span text:style-name="T46"> :</text:span><text:span text:style-name="T39"> UML, ASP.NET, .NET 3.5 Framework, </text:span><text:span text:style-name="T51">VS </text:span><text:span text:style-name="T39">2008.</text:span></text:p>
            <text:p text:style-name="P31"><text:span text:style-name="T46"/></text:p>
            <text:p text:style-name="P32"><text:span text:style-name="T49">► </text:span><text:span text:style-name="T23">Avril – Juin 2010 : </text:span><text:span text:style-name="T60">ASF</text:span><text:span text:style-name="T24"> </text:span><text:span text:style-name="T61">(</text:span><text:span text:style-name="T23">Autoroutes du </text:span><text:span text:style-name="T61">S</text:span><text:span text:style-name="T23">ud France</text:span><text:span text:style-name="T61">)</text:span></text:p>
            <text:p text:style-name="P33"><text:span text:style-name="T53">Développement intégration </text:span><text:span text:style-name="T62">c</text:span><text:span text:style-name="T53">ouche de cache distribuée.</text:span> </text:p>
            <text:p text:style-name="P34"><text:span text:style-name="T7">#</text:span>: Velocity/AppFabric, UML, SOA, WPF, Nunit, SQL Server, VS</text:p>
            <text:p text:style-name="P35"/>
            <text:p text:style-name="P32"><text:span text:style-name="T63">► </text:span><text:span text:style-name="T64">Sept. 2009 – Jan. 2010 : </text:span><text:span text:style-name="T65">BALEA</text:span></text:p>
            <text:p text:style-name="P36">POCs, conception et réalisation pour une solution de pesage industriel.</text:p>
            <text:p text:style-name="P37"><text:span text:style-name="T66"># </text:span><text:span text:style-name="T67">:</text:span><text:span text:style-name="T2"> C#, CF.NET 3.5, WCF, WPF, SSIS, EntLibs, SilverLight, Entity Framework, Linq, Visual studio 2010.</text:span></text:p>
            <text:p text:style-name="P32"><text:span text:style-name="T68">► </text:span><text:span text:style-name="T64">Juin 2009 – Août 2009 : </text:span><text:span text:style-name="T65">Groupe SYNOX</text:span></text:p>
            <text:p text:style-name="P38">Conception et réalisation d’un extranet de gestion de boitiers M2M en ASP.NET, Entity Framework, Linq, .NET 3.5, VS 2008.</text:p>
            <text:p text:style-name="P32"><text:span text:style-name="T68">► </text:span><text:span text:style-name="T64">Sept. 2008 – Mai 2009 : </text:span><text:span text:style-name="T69">K</text:span><text:span text:style-name="T65">ALISYS</text:span></text:p>
            <text:p text:style-name="P38">Conception et réalisation <text:s/>d'interfaces de réservation de séjour en ligne en ASP.NET, .NET 3.5, <text:span text:style-name="T70">VS</text:span> 2008</text:p>
            <text:p text:style-name="P32"><text:span text:style-name="T68">► </text:span><text:span text:style-name="T64">Mars - Juillet 2008 : </text:span><text:span text:style-name="T65">VAL Solutions</text:span></text:p>
            <text:p text:style-name="P39"><text:span text:style-name="T71">D</text:span>éveloppement app. web de médecine préventive. </text:p>
            <text:p text:style-name="P40"><text:span text:style-name="T72"># : </text:span>Framework .NET 2.0, Visual studio 2005, C#, n-tiers. </text:p>
            <text:p text:style-name="P41"><text:span text:style-name="T68">► </text:span><text:span text:style-name="T73">Juillet 2004 - 2009 :</text:span><text:span text:style-name="T74"> KALISYS <text:s/></text:span></text:p>
            <text:p text:style-name="P42">Conception, réalisation et maintenance de plusieurs <text:soft-page-break/>PGI de gestion de séjours et d'événements. </text:p>
            <text:p text:style-name="P43"><text:span text:style-name="T72"># : </text:span>WinForm (C#), Framework .NET 2.0, Visual studio 2005, <text:span text:style-name="T4">n</text:span>-tiers. Relation client, MOE, formation et support.</text:p>
            <text:p text:style-name="P44"><text:span text:style-name="T68">► </text:span><text:span text:style-name="T64">Mai 2001 – Août 2002 : </text:span><text:span text:style-name="T65">AXILOG</text:span><text:span text:style-name="T75"> (France Télécom)</text:span></text:p>
            <text:p text:style-name="P45"><text:span text:style-name="T71">Développement PGI</text:span> de gestion de cabinet médical. </text:p>
            <text:p text:style-name="P45"><text:span text:style-name="T76"># :</text:span><text:span text:style-name="T77"> C++ Builder, Delphi, Interbase.</text:span></text:p>
          </table:table-cell>
        </table:table-row>
      </table:table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Mincho" svg:font-family="'MS Mincho'" style:font-pitch="variable"/>
    <style:font-face style:name="MS Mincho1" svg:font-family="'MS Mincho', 'ＭＳ 明朝'" style:font-family-generic="modern"/>
    <style:font-face style:name="NSimSun" svg:font-family="NSimSun" style:font-family-generic="system" style:font-pitch="variable"/>
    <style:font-face style:name="OpenSymbol" svg:font-family="OpenSymbol, 'Arial Unicode MS'" style:font-pitch="variable"/>
    <style:font-face style:name="StarSymbol" svg:font-family="StarSymbol, 'Arial Unicode MS'"/>
    <style:font-face style:name="Symbol" svg:font-family="Symbol" style:font-family-generic="roman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Verdana" fo:font-family="Verdan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Tahoma2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 style:font-family-generic-complex="swiss" style:font-pitch-complex="variable"/>
    </style:style>
    <style:style style:name="Liste_20_à_20_numéros1" style:display-name="Liste à numéros1" style:family="paragraph" style:parent-style-name="Standard" style:list-style-name="WW8Num3">
      <style:paragraph-properties fo:margin-left="0cm" fo:margin-right="0cm" fo:text-indent="0cm" style:auto-text-indent="false"/>
    </style:style>
    <style:style style:name="Heading_20_1" style:display-name="Heading 1" style:family="paragraph" style:parent-style-name="Liste_20_à_20_numéros1" style:next-style-name="Standard" style:default-outline-level="1" style:list-style-name="" style:class="chapter">
      <style:paragraph-properties fo:margin-left="0cm" fo:margin-right="0cm" fo:margin-top="0.423cm" fo:margin-bottom="0.106cm" style:contextual-spacing="false" fo:text-align="center" style:justify-single-word="false" fo:text-indent="0cm" style:auto-text-indent="false" fo:keep-with-next="always"/>
      <style:text-properties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Liste_20_à_20_numéros_20_21" style:display-name="Liste à numéros 21" style:family="paragraph" style:parent-style-name="Standard" style:list-style-name="WW8Num2">
      <style:paragraph-properties fo:margin-left="0cm" fo:margin-right="0cm" fo:text-indent="0cm" style:auto-text-indent="false"/>
    </style:style>
    <style:style style:name="Heading_20_2" style:display-name="Heading 2" style:family="paragraph" style:parent-style-name="Liste_20_à_20_numéros_20_21" style:next-style-name="Standard" style:default-outline-level="2" style:list-style-name="" style:class="chapter">
      <style:paragraph-properties fo:margin-left="0cm" fo:margin-right="0cm" fo:margin-top="0.423cm" fo:margin-bottom="0.106cm" style:contextual-spacing="false" fo:text-align="start" style:justify-single-word="false" fo:text-indent="0cm" style:auto-text-indent="false" fo:keep-with-next="always"/>
      <style:text-properties style:font-name="Verdana" fo:font-family="Verdana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3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1" style:font-family-asian="'MS Mincho', 'ＭＳ 明朝'" style:font-family-generic-asian="modern" style:font-size-asian="14pt" style:font-name-complex="Tahoma2" style:font-family-complex="Tahoma" style:font-family-generic-complex="swiss" style:font-pitch-complex="variable" style:font-size-complex="14pt"/>
    </style:style>
    <style:style style:name="Légende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family-generic-complex="swiss" style:font-pitch-complex="variable" style:font-size-complex="12pt" style:font-style-complex="italic"/>
    </style:style>
    <style:style style:name="Répertoire" style:family="paragraph" style:parent-style-name="Standard">
      <style:paragraph-properties text:number-lines="false" text:line-number="0"/>
      <style:text-properties style:font-name-complex="Tahoma2" style:font-family-complex="Tahoma" style:font-family-generic-complex="swiss" style:font-pitch-complex="variable"/>
    </style:style>
    <style:style style:name="Titre_20_Document" style:display-name="Titre Document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20pt" fo:font-weight="bold" style:font-size-asian="20pt" style:font-weight-asian="bold"/>
    </style:style>
    <style:style style:name="PagePrincipaleCV_5f_Texte" style:display-name="PagePrincipaleCV_Texte" style:family="paragraph" style:parent-style-name="Standard">
      <style:paragraph-properties fo:margin-left="0.626cm" fo:margin-right="0cm" fo:text-indent="0cm" style:auto-text-indent="false">
        <style:tab-stops>
          <style:tab-stop style:position="3.63cm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0pt"/>
    </style:style>
    <style:style style:name="PageCV_5f_Detail" style:display-name="PageCV_Detail" style:family="paragraph" style:parent-style-name="Standard">
      <style:paragraph-properties fo:margin-top="0.212cm" fo:margin-bottom="0cm" style:contextual-spacing="false"/>
      <style:text-properties style:font-name="Arial1" fo:font-family="Arial" style:font-family-generic="swiss" style:font-pitch="variable" style:font-name-asian="Times" style:font-family-asian="Times, 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PagePrincipaleCV_5f_Commentaire" style:display-name="PagePrincipaleCV_Commentaire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1" fo:font-family="Arial" style:font-family-generic="swiss" style:font-pitch="variable" fo:font-style="italic" style:font-name-asian="Times" style:font-family-asian="Times, 'Times New Roman'" style:font-family-generic-asian="roman" style:font-pitch-asian="variable" style:font-style-asian="italic" style:font-name-complex="Arial1" style:font-family-complex="Arial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xplorateur_20_de_20_document" style:display-name="Explorateur de document" style:family="paragraph" style:parent-style-name="Standard">
      <loext:graphic-properties draw:fill="solid" draw:fill-color="#000080"/>
      <style:paragraph-properties fo:background-color="#000080"/>
      <style:text-properties style:font-name="Tahoma2" fo:font-family="Tahoma" style:font-family-generic="swiss" style:font-pitch="variable" style:font-name-complex="Tahoma2" style:font-family-complex="Tahoma" style:font-family-generic-complex="swiss" style:font-pitch-complex="variable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4z1" style:family="text">
      <style:text-properties style:font-name="OpenSymbol" fo:font-family="OpenSymbol, 'Arial Unicode MS'" style:font-pitch="variable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OpenSymbol" fo:font-family="OpenSymbol, 'Arial Unicode MS'" style:font-pitch="variable" fo:font-size="9pt" style:font-size-asian="9pt" style:font-name-complex="StarSymbol" style:font-family-complex="StarSymbol, 'Arial Unicode MS'" style:font-size-complex="9pt"/>
    </style:style>
    <style:style style:name="WW8Num6z0" style:family="text">
      <style:text-properties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 style:font-size-complex="8pt"/>
    </style:style>
    <style:style style:name="WW8Num6z1" style:family="text">
      <style:text-properties style:font-name="OpenSymbol" fo:font-family="OpenSymbol, 'Arial Unicode MS'" style:font-pitch="variable" fo:font-size="9pt" style:font-size-asian="9pt" style:font-name-complex="StarSymbol" style:font-family-complex="StarSymbol, 'Arial Unicode MS'" style:font-size-complex="9pt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OpenSymbol" fo:font-family="OpenSymbol, 'Arial Unicode MS'" style:font-pitch="variable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Police_20_par_20_défaut" style:display-name="Police par défaut" style:family="text"/>
    <style:style style:name="WW-Absatz-Standardschriftart1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1" style:display-name="Police par défaut1" style:family="text"/>
    <style:style style:name="Internet_20_link" style:display-name="Internet link" style:family="text" style:parent-style-name="Police_20_par_20_défaut1">
      <style:text-properties fo:color="#0000ff" loext:opacity="100%" style:text-underline-style="solid" style:text-underline-width="auto" style:text-underline-color="font-color"/>
    </style:style>
    <style:style style:name="PageCV_5f_Detail_20_Car" style:display-name="PageCV_Detail Car" style:family="text" style:parent-style-name="Police_20_par_20_défaut1">
      <style:text-properties style:font-name="Arial1" fo:font-family="Arial" style:font-family-generic="swiss" style:font-pitch="variable" fo:language="fr" fo:country="FR" style:font-name-asian="Times" style:font-family-asian="Times, 'Times New Roman'" style:font-family-generic-asian="roman" style:font-pitch-asian="variable" style:font-name-complex="Arial1" style:font-family-complex="Arial" style:font-family-generic-complex="swiss" style:font-pitch-complex="variable" style:language-complex="ar" style:country-complex="SA"/>
    </style:style>
    <style:style style:name="Page_20_Number" style:display-name="Page Number" style:family="text" style:parent-style-name="Police_20_par_20_défaut1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25377a"/>
    </style:style>
    <style:style style:name="MP2" style:family="paragraph" style:parent-style-name="Standard">
      <style:text-properties fo:font-size="8pt" officeooo:paragraph-rsid="0025377a" style:font-size-asian="8pt" style:font-size-complex="8pt"/>
    </style:style>
    <style:style style:name="MP3" style:family="paragraph" style:parent-style-name="Standard">
      <style:paragraph-properties fo:text-align="center" style:justify-single-word="false"/>
      <style:text-properties fo:font-size="13pt" fo:font-weight="bold" officeooo:paragraph-rsid="0030b67f" style:font-size-asian="13pt" style:font-weight-asian="bold" style:font-size-complex="13pt" style:font-weight-complex="bold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font-weight="normal" style:font-weight-asian="normal" style:font-size-complex="10pt" style:font-weight-complex="normal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officeooo:rsid="001f466c"/>
    </style:style>
    <style:style style:name="MT4" style:family="text">
      <style:text-properties officeooo:rsid="0030b67f"/>
    </style:style>
    <style:style style:name="MT5" style:family="text">
      <style:text-properties officeooo:rsid="00292d09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text:span text:style-name="MT1">M. Etienne MILLERIOUX</text:span></text:p>
        <text:p text:style-name="MP2">622, <text:s/>avenue Xavier de Ricard</text:p>
        <text:p text:style-name="MP2">34000 MONTPELLIER</text:p>
        <text:p text:style-name="MP2">Tel  : 06 68 42 23 88</text:p>
        <text:p text:style-name="MP1"><text:span text:style-name="MT2">Courriel : </text:span><text:a xlink:type="simple" xlink:href="mailto:etiennemillerioux@yahoo.fr" text:style-name="Internet_20_link" text:visited-style-name="Visited_20_Internet_20_Link"><text:span text:style-name="Internet_20_link"><text:span text:style-name="MT2">etiennemillerioux@yahoo.fr</text:span></text:span></text:a></text:p>
        <text:p text:style-name="MP2">Permis B / Véhicule / Nationalité française.</text:p>
        <text:p text:style-name="MP2"/>
        <text:p text:style-name="MP3"><text:span text:style-name="MT3">Lead </text:span><text:span text:style-name="MT4">AI Engineer</text:span><text:span text:style-name="MT3"> Architecte </text:span><text:span text:style-name="MT4">D</text:span><text:span text:style-name="MT5">eveloppeur </text:span><text:span text:style-name="MT4">F</text:span><text:span text:style-name="MT3">ullstack</text:span></text:p>
      </style:header>
      <style:footer>
        <text:p text:style-name="MP4"><text:span text:style-name="Page_20_Number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Mr Etienne MILLERIOUX</dc:title>
    <meta:initial-creator>YJL567</meta:initial-creator>
    <meta:creation-date>2008-02-19T03:51:00</meta:creation-date>
    <dc:date>2026-01-27T16:10:32.854400400</dc:date>
    <meta:editing-cycles>27</meta:editing-cycles>
    <meta:editing-duration>P5DT11H39M53S</meta:editing-duration>
    <meta:generator>LibreOffice/25.2.7.2$Windows_X86_64 LibreOffice_project/5cbfd1ab6520636bb5f7b99185aa69bd7456825d</meta:generator>
    <meta:document-statistic meta:table-count="1" meta:image-count="0" meta:object-count="0" meta:page-count="2" meta:paragraph-count="65" meta:word-count="557" meta:character-count="3490" meta:non-whitespace-character-count="2977"/>
  </office:meta>
</office:document-meta>
</file>